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line-height="125%" fo:padding-left="0cm" fo:padding-right="0cm" fo:padding-top="0cm" fo:padding-bottom="0.049cm" fo:border-left="none" fo:border-right="none" fo:border-top="none" fo:border-bottom="0.06pt solid #000000"/>
      <style:text-properties loext:padding-left="0cm" loext:padding-right="0cm" loext:padding-top="0cm" loext:padding-bottom="0.049cm" loext:border-left="none" loext:border-right="none" loext:border-top="none" loext:border-bottom="0.51pt solid #000000"/>
    </style:style>
    <style:style style:name="P2" style:family="paragraph" style:parent-style-name="Heading_20_2">
      <style:paragraph-properties fo:line-height="125%" fo:padding-left="0cm" fo:padding-right="0cm" fo:padding-top="0cm" fo:padding-bottom="0.049cm" fo:border-left="none" fo:border-right="none" fo:border-top="none" fo:border-bottom="0.06pt solid #000000"/>
    </style:style>
    <style:style style:name="P3" style:family="paragraph" style:parent-style-name="Heading_20_3">
      <style:paragraph-properties fo:margin-top="0cm" fo:margin-bottom="0cm" loext:contextual-spacing="false"/>
    </style:style>
    <style:style style:name="P4" style:family="paragraph" style:parent-style-name="Heading_20_3">
      <style:paragraph-properties fo:margin-top="0cm" fo:margin-bottom="0cm" loext:contextual-spacing="false"/>
      <style:text-properties loext:padding-left="0cm" loext:padding-right="0cm" loext:padding-top="0cm" loext:padding-bottom="0.049cm" loext:border-left="none" loext:border-right="none" loext:border-top="none" loext:border-bottom="0.51pt solid #000000"/>
    </style:style>
    <style:style style:name="P5" style:family="paragraph" style:parent-style-name="Standard">
      <style:text-properties style:text-line-through-style="none" style:text-line-through-type="none" style:text-underline-style="none" style:text-blinking="false"/>
    </style:style>
    <style:style style:name="P6" style:family="paragraph" style:parent-style-name="Standard">
      <style:paragraph-properties fo:margin-top="0cm" fo:margin-bottom="0.499cm" loext:contextual-spacing="false"/>
    </style:style>
    <style:style style:name="P7" style:family="paragraph" style:parent-style-name="Standard">
      <style:paragraph-properties fo:margin-top="0cm" fo:margin-bottom="0.499cm" loext:contextual-spacing="false" style:line-height-at-least="0.529cm"/>
    </style:style>
    <style:style style:name="P8" style:family="paragraph" style:parent-style-name="Standard">
      <style:paragraph-properties fo:margin-top="0cm" fo:margin-bottom="0cm" loext:contextual-spacing="false" style:line-height-at-least="0.476cm"/>
      <style:text-properties loext:padding-left="0.049cm" loext:padding-right="0cm" loext:padding-top="0.049cm" loext:padding-bottom="0.049cm" loext:border-left="0.51pt solid #000000" loext:border-right="none" loext:border-top="0.51pt solid #000000" loext:border-bottom="0.51pt solid #000000"/>
    </style:style>
    <style:style style:name="P9" style:family="paragraph" style:parent-style-name="Text_20_body">
      <style:text-properties fo:font-weight="bold" loext:padding-left="0cm" loext:padding-right="0cm" loext:padding-top="0cm" loext:padding-bottom="0.049cm" loext:border-left="none" loext:border-right="none" loext:border-top="none" loext:border-bottom="0.51pt solid #000000"/>
    </style:style>
    <style:style style:name="P10" style:family="paragraph" style:parent-style-name="Text_20_body">
      <style:paragraph-properties fo:margin-top="0cm" fo:margin-bottom="0cm" loext:contextual-spacing="false" fo:line-height="150%"/>
      <style:text-properties style:font-name="apple-system" fo:font-size="10.5pt" loext:padding-left="0.049cm" loext:padding-right="0cm" loext:padding-top="0.049cm" loext:padding-bottom="0.049cm" loext:border-left="0.51pt solid #000000" loext:border-right="none" loext:border-top="0.51pt solid #000000" loext:border-bottom="0.51pt solid #000000"/>
    </style:style>
    <style:style style:name="P11" style:family="paragraph" style:parent-style-name="Text_20_body" style:list-style-name="L19">
      <style:paragraph-properties fo:margin-top="0cm" fo:margin-bottom="0cm" loext:contextual-spacing="false" fo:padding="0cm" fo:border="none"/>
    </style:style>
    <style:style style:name="P12" style:family="paragraph" style:parent-style-name="Text_20_body" style:list-style-name="L1">
      <style:paragraph-properties fo:margin-top="0cm" fo:margin-bottom="0.247cm" loext:contextual-spacing="false"/>
      <style:text-properties loext:padding-left="0cm" loext:padding-right="0cm" loext:padding-top="0cm" loext:padding-bottom="0.049cm" loext:border-left="none" loext:border-right="none" loext:border-top="none" loext:border-bottom="0.51pt solid #000000"/>
    </style:style>
    <style:style style:name="P13" style:family="paragraph" style:parent-style-name="Text_20_body" style:list-style-name="L2">
      <style:paragraph-properties fo:margin-top="0cm" fo:margin-bottom="0.247cm" loext:contextual-spacing="false"/>
      <style:text-properties loext:padding-left="0cm" loext:padding-right="0cm" loext:padding-top="0cm" loext:padding-bottom="0.049cm" loext:border-left="none" loext:border-right="none" loext:border-top="none" loext:border-bottom="0.51pt solid #000000"/>
    </style:style>
    <style:style style:name="P14" style:family="paragraph" style:parent-style-name="Text_20_body" style:list-style-name="L3">
      <style:paragraph-properties fo:margin-top="0cm" fo:margin-bottom="0.247cm" loext:contextual-spacing="false"/>
      <style:text-properties loext:padding-left="0cm" loext:padding-right="0cm" loext:padding-top="0cm" loext:padding-bottom="0.049cm" loext:border-left="none" loext:border-right="none" loext:border-top="none" loext:border-bottom="0.51pt solid #000000"/>
    </style:style>
    <style:style style:name="P15" style:family="paragraph" style:parent-style-name="Text_20_body" style:list-style-name="L4">
      <style:paragraph-properties fo:margin-top="0cm" fo:margin-bottom="0.247cm" loext:contextual-spacing="false"/>
      <style:text-properties loext:padding-left="0cm" loext:padding-right="0cm" loext:padding-top="0cm" loext:padding-bottom="0.049cm" loext:border-left="none" loext:border-right="none" loext:border-top="none" loext:border-bottom="0.51pt solid #000000"/>
    </style:style>
    <style:style style:name="P16" style:family="paragraph" style:parent-style-name="Text_20_body" style:list-style-name="L5">
      <style:paragraph-properties fo:margin-top="0cm" fo:margin-bottom="0.247cm" loext:contextual-spacing="false"/>
      <style:text-properties loext:padding-left="0cm" loext:padding-right="0cm" loext:padding-top="0cm" loext:padding-bottom="0.049cm" loext:border-left="none" loext:border-right="none" loext:border-top="none" loext:border-bottom="0.51pt solid #000000"/>
    </style:style>
    <style:style style:name="P17" style:family="paragraph" style:parent-style-name="Text_20_body" style:list-style-name="L6">
      <style:paragraph-properties fo:margin-top="0cm" fo:margin-bottom="0.247cm" loext:contextual-spacing="false"/>
      <style:text-properties loext:padding-left="0cm" loext:padding-right="0cm" loext:padding-top="0cm" loext:padding-bottom="0.049cm" loext:border-left="none" loext:border-right="none" loext:border-top="none" loext:border-bottom="0.51pt solid #000000"/>
    </style:style>
    <style:style style:name="P18" style:family="paragraph" style:parent-style-name="Text_20_body" style:list-style-name="L7">
      <style:paragraph-properties fo:margin-top="0cm" fo:margin-bottom="0.247cm" loext:contextual-spacing="false"/>
      <style:text-properties loext:padding-left="0cm" loext:padding-right="0cm" loext:padding-top="0cm" loext:padding-bottom="0.049cm" loext:border-left="none" loext:border-right="none" loext:border-top="none" loext:border-bottom="0.51pt solid #000000"/>
    </style:style>
    <style:style style:name="P19" style:family="paragraph" style:parent-style-name="Text_20_body" style:list-style-name="L8">
      <style:paragraph-properties fo:margin-top="0cm" fo:margin-bottom="0.247cm" loext:contextual-spacing="false"/>
      <style:text-properties loext:padding-left="0cm" loext:padding-right="0cm" loext:padding-top="0cm" loext:padding-bottom="0.049cm" loext:border-left="none" loext:border-right="none" loext:border-top="none" loext:border-bottom="0.51pt solid #000000"/>
    </style:style>
    <style:style style:name="P20" style:family="paragraph" style:parent-style-name="Text_20_body" style:list-style-name="L9">
      <style:paragraph-properties fo:margin-top="0cm" fo:margin-bottom="0.247cm" loext:contextual-spacing="false"/>
      <style:text-properties loext:padding-left="0cm" loext:padding-right="0cm" loext:padding-top="0cm" loext:padding-bottom="0.049cm" loext:border-left="none" loext:border-right="none" loext:border-top="none" loext:border-bottom="0.51pt solid #000000"/>
    </style:style>
    <style:style style:name="P21" style:family="paragraph" style:parent-style-name="Text_20_body" style:list-style-name="L10">
      <style:paragraph-properties fo:margin-top="0cm" fo:margin-bottom="0.247cm" loext:contextual-spacing="false"/>
      <style:text-properties loext:padding-left="0cm" loext:padding-right="0cm" loext:padding-top="0cm" loext:padding-bottom="0.049cm" loext:border-left="none" loext:border-right="none" loext:border-top="none" loext:border-bottom="0.51pt solid #000000"/>
    </style:style>
    <style:style style:name="P22" style:family="paragraph" style:parent-style-name="Text_20_body" style:list-style-name="L11">
      <style:paragraph-properties fo:margin-top="0cm" fo:margin-bottom="0.247cm" loext:contextual-spacing="false"/>
      <style:text-properties loext:padding-left="0cm" loext:padding-right="0cm" loext:padding-top="0cm" loext:padding-bottom="0.049cm" loext:border-left="none" loext:border-right="none" loext:border-top="none" loext:border-bottom="0.51pt solid #000000"/>
    </style:style>
    <style:style style:name="P23" style:family="paragraph" style:parent-style-name="Text_20_body" style:list-style-name="L12">
      <style:paragraph-properties fo:margin-top="0cm" fo:margin-bottom="0.247cm" loext:contextual-spacing="false"/>
      <style:text-properties loext:padding-left="0cm" loext:padding-right="0cm" loext:padding-top="0cm" loext:padding-bottom="0.049cm" loext:border-left="none" loext:border-right="none" loext:border-top="none" loext:border-bottom="0.51pt solid #000000"/>
    </style:style>
    <style:style style:name="P24" style:family="paragraph" style:parent-style-name="Text_20_body" style:list-style-name="L16">
      <style:paragraph-properties fo:margin-top="0cm" fo:margin-bottom="0.247cm" loext:contextual-spacing="false"/>
      <style:text-properties loext:padding-left="0cm" loext:padding-right="0cm" loext:padding-top="0cm" loext:padding-bottom="0.049cm" loext:border-left="none" loext:border-right="none" loext:border-top="none" loext:border-bottom="0.51pt solid #000000"/>
    </style:style>
    <style:style style:name="P25" style:family="paragraph" style:parent-style-name="Text_20_body" style:list-style-name="L13">
      <style:paragraph-properties fo:margin-top="0cm" fo:margin-bottom="0.247cm" loext:contextual-spacing="false"/>
    </style:style>
    <style:style style:name="P26" style:family="paragraph" style:parent-style-name="Text_20_body" style:list-style-name="L14">
      <style:paragraph-properties fo:margin-top="0cm" fo:margin-bottom="0.247cm" loext:contextual-spacing="false"/>
    </style:style>
    <style:style style:name="P27" style:family="paragraph" style:parent-style-name="Text_20_body" style:list-style-name="L15">
      <style:paragraph-properties fo:margin-top="0cm" fo:margin-bottom="0.247cm" loext:contextual-spacing="false"/>
    </style:style>
    <style:style style:name="P28" style:family="paragraph" style:parent-style-name="Text_20_body" style:list-style-name="L17">
      <style:paragraph-properties fo:margin-top="0cm" fo:margin-bottom="0.247cm" loext:contextual-spacing="false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50%" fo:text-indent="0cm" style:auto-text-indent="false"/>
    </style:style>
    <style:style style:name="T1" style:family="text">
      <style:text-properties style:text-line-through-style="none" style:text-line-through-type="none" style:text-underline-style="none" style:text-blinking="false"/>
    </style:style>
    <style:style style:name="T2" style:family="text">
      <style:text-properties style:text-line-through-style="none" style:text-line-through-type="none" style:text-underline-style="none" style:text-blinking="false" loext:padding-left="0cm" loext:padding-right="0cm" loext:padding-top="0cm" loext:padding-bottom="0.049cm" loext:border-left="none" loext:border-right="none" loext:border-top="none" loext:border-bottom="0.51pt solid #000000"/>
    </style:style>
    <style:style style:name="T3" style:family="text">
      <style:text-properties style:text-line-through-style="none" style:text-line-through-type="none" fo:font-size="10.5pt" style:text-underline-style="none" style:text-blinking="false" loext:padding-left="0cm" loext:padding-right="0cm" loext:padding-top="0.132cm" loext:padding-bottom="0.132cm" loext:border-left="none" loext:border-right="none" loext:border-top="0.74pt solid #000000" loext:border-bottom="0.74pt solid #000000"/>
    </style:style>
    <style:style style:name="T4" style:family="text">
      <style:text-properties loext:padding-left="0cm" loext:padding-right="0cm" loext:padding-top="0cm" loext:padding-bottom="0.049cm" loext:border-left="none" loext:border-right="none" loext:border-top="none" loext:border-bottom="0.51pt solid #000000"/>
    </style:style>
    <style:style style:name="T5" style:family="text">
      <style:text-properties style:text-underline-style="solid" style:text-underline-width="auto" style:text-underline-color="font-color" loext:padding="0.049cm" loext:border="0.51pt solid #000000"/>
    </style:style>
    <style:style style:name="T6" style:family="text">
      <style:text-properties style:font-name="apple-system" fo:font-size="10.5pt" style:text-underline-style="solid" style:text-underline-width="auto" style:text-underline-color="font-color" loext:padding-left="0.049cm" loext:padding-right="0cm" loext:padding-top="0.049cm" loext:padding-bottom="0.049cm" loext:border-left="0.51pt solid #000000" loext:border-right="none" loext:border-top="0.51pt solid #000000" loext:border-bottom="0.51pt solid #000000"/>
    </style:style>
    <style:style style:name="T7" style:family="text">
      <style:text-properties style:font-name="apple-system" fo:font-size="10.5pt" loext:padding-left="0.049cm" loext:padding-right="0cm" loext:padding-top="0.049cm" loext:padding-bottom="0.049cm" loext:border-left="0.51pt solid #000000" loext:border-right="none" loext:border-top="0.51pt solid #000000" loext:border-bottom="0.51pt solid #000000"/>
    </style:style>
    <style:style style:name="T8" style:family="text">
      <style:text-properties style:font-name="var fontStack-monospace" fo:font-size="8.25pt" loext:padding="0cm" loext:border="none"/>
    </style:style>
    <style:style style:name="T9" style:family="text">
      <style:text-properties loext:padding="0.049cm" loext:border="0.51pt solid #000000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https://gist.github.com/priyavrat-misra/a776a005ee4a68edda535f4a7e1b6adb/load_comments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s://gist.github.com/priyavrat-misra/a776a005ee4a68edda535f4a7e1b6adb/comments/4666544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s://gist.github.com/priyavrat-misra/a776a005ee4a68edda535f4a7e1b6adb/comments/4724544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s://gist.github.com/priyavrat-misra/a776a005ee4a68edda535f4a7e1b6adb/comments/4728892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s://gist.github.com/priyavrat-misra/a776a005ee4a68edda535f4a7e1b6adb/comments/5107101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s://gist.github.com/priyavrat-misra/a776a005ee4a68edda535f4a7e1b6adb/comments/5153263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s://gist.github.com/priyavrat-misra/a776a005ee4a68edda535f4a7e1b6adb/comments/5265916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sql" text:anchor-type="page" text:anchor-page-number="1" svg:x="-0.741cm" svg:y="0cm" svg:width="0.741cm" draw:z-index="5">
        <draw:text-box fo:min-height="0.741cm">
          <text:p text:style-name="Text_20_body"/>
        </draw:text-box>
      </draw:frame>
      <draw:frame draw:style-name="fr1" draw:name="user-content-binary-search" text:anchor-type="page" text:anchor-page-number="1" svg:x="-0.741cm" svg:y="0cm" svg:width="0.741cm" draw:z-index="4">
        <draw:text-box fo:min-height="0.741cm">
          <text:p text:style-name="Text_20_body"/>
        </draw:text-box>
      </draw:frame>
      <draw:frame draw:style-name="fr1" draw:name="user-content-dynamic-programming" text:anchor-type="page" text:anchor-page-number="1" svg:x="-0.741cm" svg:y="0cm" svg:width="0.741cm" draw:z-index="3">
        <draw:text-box fo:min-height="0.741cm">
          <text:p text:style-name="Text_20_body"/>
        </draw:text-box>
      </draw:frame>
      <draw:frame draw:style-name="fr1" draw:name="user-content-graph-theory" text:anchor-type="page" text:anchor-page-number="1" svg:x="-0.741cm" svg:y="0cm" svg:width="0.741cm" draw:z-index="2">
        <draw:text-box fo:min-height="0.741cm">
          <text:p text:style-name="Text_20_body"/>
        </draw:text-box>
      </draw:frame>
      <draw:frame draw:style-name="fr1" draw:name="user-content-algorithm" text:anchor-type="page" text:anchor-page-number="1" svg:x="-0.741cm" svg:y="0cm" svg:width="0.741cm" draw:z-index="1">
        <draw:text-box fo:min-height="0.741cm">
          <text:p text:style-name="Text_20_body"/>
        </draw:text-box>
      </draw:frame>
      <draw:frame draw:style-name="fr1" draw:name="user-content-data-structure" text:anchor-type="page" text:anchor-page-number="1" svg:x="-0.741cm" svg:y="0cm" svg:width="0.741cm" draw:z-index="0">
        <draw:text-box fo:min-height="0.741cm">
          <text:p text:style-name="Text_20_body"/>
        </draw:text-box>
      </draw:frame>
      <text:p text:style-name="Standard"/>
      <text:section text:style-name="Sect1" text:name="file-leetcode-study-plans-md">
        <text:section text:style-name="Sect1" text:name="file-leetcode-study-plans-md-readme">
          <text:h text:style-name="P1" text:outline-level="2">Data Structure</text:h>
          <text:p text:style-name="P9">Data Structure I</text:p>
          <text:list xml:id="list4218162239" text:style-name="L1">
            <text:list-item>
              <text:p text:style-name="P12">0217. Contains Duplicate</text:p>
            </text:list-item>
            <text:list-item>
              <text:p text:style-name="P12">0053. Maximum Subarray</text:p>
            </text:list-item>
            <text:list-item>
              <text:p text:style-name="P12">0001. Two Sum</text:p>
            </text:list-item>
            <text:list-item>
              <text:p text:style-name="P12">0088. Merge Sorted Array</text:p>
            </text:list-item>
            <text:list-item>
              <text:p text:style-name="P12">0350. Intersection of Two Arrays II</text:p>
            </text:list-item>
            <text:list-item>
              <text:p text:style-name="P12">0121. Best Time to Buy and Sell Stock</text:p>
            </text:list-item>
            <text:list-item>
              <text:p text:style-name="P12">0566. Reshape the Matrix</text:p>
            </text:list-item>
            <text:list-item>
              <text:p text:style-name="P12">0118. Pascal's Triangle</text:p>
            </text:list-item>
            <text:list-item>
              <text:p text:style-name="P12">0036. Valid Sudoku</text:p>
            </text:list-item>
            <text:list-item>
              <text:p text:style-name="P12">0074. Search a 2D Matrix</text:p>
            </text:list-item>
            <text:list-item>
              <text:p text:style-name="P12">0387. First Unique Character in a String</text:p>
            </text:list-item>
            <text:list-item>
              <text:p text:style-name="P12">0383. Ransom Note</text:p>
            </text:list-item>
            <text:list-item>
              <text:p text:style-name="P12">0242. Valid Anagram</text:p>
            </text:list-item>
            <text:list-item>
              <text:p text:style-name="P12">0141. Linked List Cycle</text:p>
            </text:list-item>
            <text:list-item>
              <text:p text:style-name="P12">0021. Merge Two Sorted Lists</text:p>
            </text:list-item>
            <text:list-item>
              <text:p text:style-name="P12">0203. Remove Linked List Elements</text:p>
            </text:list-item>
            <text:list-item>
              <text:p text:style-name="P12">0206. Reverse Linked List</text:p>
            </text:list-item>
            <text:list-item>
              <text:p text:style-name="P12">0083. Remove Duplicates from Sorted List</text:p>
            </text:list-item>
            <text:list-item>
              <text:p text:style-name="P12">0020. Valid Parentheses</text:p>
            </text:list-item>
            <text:list-item>
              <text:p text:style-name="P12">0232. Implement Queue using Stacks</text:p>
            </text:list-item>
            <text:list-item>
              <text:p text:style-name="P12">0144. Binary Tree Preorder Traversal</text:p>
            </text:list-item>
            <text:list-item>
              <text:p text:style-name="P12">0094. Binary Tree Inorder Traversal</text:p>
            </text:list-item>
            <text:list-item>
              <text:p text:style-name="P12">0145. Binary Tree Postorder Traversal</text:p>
            </text:list-item>
            <text:list-item>
              <text:p text:style-name="P12">0102. Binary Tree Level Order Traversal</text:p>
            </text:list-item>
            <text:list-item>
              <text:p text:style-name="P12">0104. Maximum Depth of Binary Tree</text:p>
            </text:list-item>
            <text:list-item>
              <text:p text:style-name="P12">0101. Symmetric Tree</text:p>
            </text:list-item>
            <text:list-item>
              <text:p text:style-name="P12"><text:soft-page-break/>0226. Invert Binary Tree</text:p>
            </text:list-item>
            <text:list-item>
              <text:p text:style-name="P12">0112. Path Sum</text:p>
            </text:list-item>
            <text:list-item>
              <text:p text:style-name="P12">0700. Search in a Binary Search Tree</text:p>
            </text:list-item>
            <text:list-item>
              <text:p text:style-name="P12">0701. Insert into a Binary Search Tree</text:p>
            </text:list-item>
            <text:list-item>
              <text:p text:style-name="P12">0098. Validate Binary Search Tree</text:p>
            </text:list-item>
            <text:list-item>
              <text:p text:style-name="P12">0653. Two Sum IV - Input is a BST</text:p>
            </text:list-item>
            <text:list-item>
              <text:p text:style-name="P12">0235. Lowest Common Ancestor of a Binary Search Tree</text:p>
            </text:list-item>
          </text:list>
          <text:p text:style-name="P9">Data Structure II</text:p>
          <text:list xml:id="list2679660345" text:style-name="L2">
            <text:list-item>
              <text:p text:style-name="P13">0136. Single Number</text:p>
            </text:list-item>
            <text:list-item>
              <text:p text:style-name="P13">0169. Majority Element</text:p>
            </text:list-item>
            <text:list-item>
              <text:p text:style-name="P13">0015. 3Sum</text:p>
            </text:list-item>
            <text:list-item>
              <text:p text:style-name="P13">0075. Sort Colors</text:p>
            </text:list-item>
            <text:list-item>
              <text:p text:style-name="P13">0056. Merge Intervals</text:p>
            </text:list-item>
            <text:list-item>
              <text:p text:style-name="P13">0706. Design HashMap</text:p>
            </text:list-item>
            <text:list-item>
              <text:p text:style-name="P13">0119. Pascal's Triangle II</text:p>
            </text:list-item>
            <text:list-item>
              <text:p text:style-name="P13">0048. Rotate Image</text:p>
            </text:list-item>
            <text:list-item>
              <text:p text:style-name="P13">0059. Spiral Matrix II</text:p>
            </text:list-item>
            <text:list-item>
              <text:p text:style-name="P13">0240. Search a 2D Matrix II</text:p>
            </text:list-item>
            <text:list-item>
              <text:p text:style-name="P13">0435. Non-overlapping Intervals</text:p>
            </text:list-item>
            <text:list-item>
              <text:p text:style-name="P13">0334. Increasing Triplet Subsequence</text:p>
            </text:list-item>
            <text:list-item>
              <text:p text:style-name="P13">0238. Product of Array Except Self</text:p>
            </text:list-item>
            <text:list-item>
              <text:p text:style-name="P13">0560. Subarray Sum Equals K</text:p>
            </text:list-item>
            <text:list-item>
              <text:p text:style-name="P13">0415. Add Strings</text:p>
            </text:list-item>
            <text:list-item>
              <text:p text:style-name="P13">0409. Longest Palindrome</text:p>
            </text:list-item>
            <text:list-item>
              <text:p text:style-name="P13">0290. Word Pattern</text:p>
            </text:list-item>
            <text:list-item>
              <text:p text:style-name="P13">0763. Partition Labels</text:p>
            </text:list-item>
            <text:list-item>
              <text:p text:style-name="P13">0049. Group Anagrams</text:p>
            </text:list-item>
            <text:list-item>
              <text:p text:style-name="P13">0043. Multiply Strings</text:p>
            </text:list-item>
            <text:list-item>
              <text:p text:style-name="P13">0187. Repeated DNA Sequences</text:p>
            </text:list-item>
            <text:list-item>
              <text:p text:style-name="P13"><text:soft-page-break/>0005. Longest Palindromic Substring</text:p>
            </text:list-item>
            <text:list-item>
              <text:p text:style-name="P13">0002. Add Two Numbers</text:p>
            </text:list-item>
            <text:list-item>
              <text:p text:style-name="P13">0142. Linked List Cycle II</text:p>
            </text:list-item>
            <text:list-item>
              <text:p text:style-name="P13">0160. Intersection of Two Linked Lists</text:p>
            </text:list-item>
            <text:list-item>
              <text:p text:style-name="P13">0082. Remove Duplicates from Sorted List II</text:p>
            </text:list-item>
            <text:list-item>
              <text:p text:style-name="P13">0024. Swap Nodes in Pairs</text:p>
            </text:list-item>
            <text:list-item>
              <text:p text:style-name="P13">0707. Design Linked List</text:p>
            </text:list-item>
            <text:list-item>
              <text:p text:style-name="P13">0025. Reverse Nodes in k-Group</text:p>
            </text:list-item>
            <text:list-item>
              <text:p text:style-name="P13">0143. Reorder List</text:p>
            </text:list-item>
            <text:list-item>
              <text:p text:style-name="P13">0155. Min Stack</text:p>
            </text:list-item>
            <text:list-item>
              <text:p text:style-name="P13">1249. Minimum Remove to Make Valid Parentheses</text:p>
            </text:list-item>
            <text:list-item>
              <text:p text:style-name="P13">1823. Find the Winner of the Circular Game</text:p>
            </text:list-item>
            <text:list-item>
              <text:p text:style-name="P13">0108. Convert Sorted Array to Binary Search Tree</text:p>
            </text:list-item>
            <text:list-item>
              <text:p text:style-name="P13">0105. Construct Binary Tree from Preorder and Inorder Traversal</text:p>
            </text:list-item>
            <text:list-item>
              <text:p text:style-name="P13">0103. Binary Tree Zigzag Level Order Traversal</text:p>
            </text:list-item>
            <text:list-item>
              <text:p text:style-name="P13">0199. Binary Tree Right Side View</text:p>
            </text:list-item>
            <text:list-item>
              <text:p text:style-name="P13">0113. Path Sum II</text:p>
            </text:list-item>
            <text:list-item>
              <text:p text:style-name="P13">0450. Delete Node in a BST</text:p>
            </text:list-item>
            <text:list-item>
              <text:p text:style-name="P13">0230. Kth Smallest Element in a BST</text:p>
            </text:list-item>
            <text:list-item>
              <text:p text:style-name="P13">0173. Binary Search Tree Iterator</text:p>
            </text:list-item>
            <text:list-item>
              <text:p text:style-name="P13">0236. Lowest Common Ancestor of a Binary Tree</text:p>
            </text:list-item>
            <text:list-item>
              <text:p text:style-name="P13">0297. Serialize and Deserialize Binary Tree</text:p>
            </text:list-item>
            <text:list-item>
              <text:p text:style-name="P13">0997. Find the Town Judge</text:p>
            </text:list-item>
            <text:list-item>
              <text:p text:style-name="P13">1557. Minimum Number of Vertices to Reach All Nodes</text:p>
            </text:list-item>
            <text:list-item>
              <text:p text:style-name="P13">0841. Keys and Rooms</text:p>
            </text:list-item>
            <text:list-item>
              <text:p text:style-name="P13">0215. Kth Largest Element in an Array</text:p>
            </text:list-item>
            <text:list-item>
              <text:p text:style-name="P13">0347. Top K Frequent Elements</text:p>
            </text:list-item>
            <text:list-item>
              <text:p text:style-name="P13">0451. Sort Characters By Frequency</text:p>
            </text:list-item>
            <text:list-item>
              <text:p text:style-name="P13">0973. K Closest Points to Origin</text:p>
            </text:list-item>
          </text:list>
          <text:p text:style-name="P9"><text:soft-page-break/>Data Structure III</text:p>
          <text:list xml:id="list3566689667" text:style-name="L3">
            <text:list-item>
              <text:p text:style-name="P14">0325. Maximum Size Subarray Sum Equals k</text:p>
            </text:list-item>
            <text:list-item>
              <text:p text:style-name="P14">1151. Minimum Swaps to Group All 1's Together</text:p>
            </text:list-item>
            <text:list-item>
              <text:p text:style-name="P14">1588. Sum of All Odd Length Subarrays</text:p>
            </text:list-item>
            <text:list-item>
              <text:p text:style-name="P14">0452. Minimum Number of Arrows to Burst Balloons</text:p>
            </text:list-item>
            <text:list-item>
              <text:p text:style-name="P14">0128. Longest Consecutive Sequence</text:p>
            </text:list-item>
            <text:list-item>
              <text:p text:style-name="P14">0454. 4Sum II</text:p>
            </text:list-item>
            <text:list-item>
              <text:p text:style-name="P14">0448. Find All Numbers Disappeared in an Array</text:p>
            </text:list-item>
            <text:list-item>
              <text:p text:style-name="P14">1427. Perform String Shifts</text:p>
            </text:list-item>
            <text:list-item>
              <text:p text:style-name="P14">0409. Longest Palindrome</text:p>
            </text:list-item>
            <text:list-item>
              <text:p text:style-name="P14">0187. Repeated DNA Sequences</text:p>
            </text:list-item>
            <text:list-item>
              <text:p text:style-name="P14">0005. Longest Palindromic Substring</text:p>
            </text:list-item>
            <text:list-item>
              <text:p text:style-name="P14">0044. Wildcard Matching</text:p>
            </text:list-item>
            <text:list-item>
              <text:p text:style-name="P14">0214. Shortest Palindrome</text:p>
            </text:list-item>
            <text:list-item>
              <text:p text:style-name="P14">1634. Add Two Polynomials Represented as Linked Lists</text:p>
            </text:list-item>
            <text:list-item>
              <text:p text:style-name="P14">0369. Plus One Linked List</text:p>
            </text:list-item>
            <text:list-item>
              <text:p text:style-name="P14">0148. Sort List</text:p>
            </text:list-item>
            <text:list-item>
              <text:p text:style-name="P14">0138. Copy List with Random Pointer</text:p>
            </text:list-item>
            <text:list-item>
              <text:p text:style-name="P14">0430. Flatten a Multilevel Doubly Linked List</text:p>
            </text:list-item>
            <text:list-item>
              <text:p text:style-name="P14">0281. Zigzag Iterator</text:p>
            </text:list-item>
            <text:list-item>
              <text:p text:style-name="P14">0394. Decode String</text:p>
            </text:list-item>
            <text:list-item>
              <text:p text:style-name="P14">0739. Daily Temperatures</text:p>
            </text:list-item>
            <text:list-item>
              <text:p text:style-name="P14">0042. Trapping Rain Water</text:p>
            </text:list-item>
            <text:list-item>
              <text:p text:style-name="P14">0402. Remove K Digits</text:p>
            </text:list-item>
            <text:list-item>
              <text:p text:style-name="P14">0456. 132 Pattern</text:p>
            </text:list-item>
            <text:list-item>
              <text:p text:style-name="P14">0084. Largest Rectangle in Histogram</text:p>
            </text:list-item>
            <text:list-item>
              <text:p text:style-name="P14">0862. Shortest Subarray with Sum at Least K</text:p>
            </text:list-item>
            <text:list-item>
              <text:p text:style-name="P14">1602. Find Nearest Right Node in Binary Tree</text:p>
            </text:list-item>
            <text:list-item>
              <text:p text:style-name="P14">1469. Find All The Lonely Nodes</text:p>
            </text:list-item>
            <text:list-item>
              <text:p text:style-name="P14"><text:soft-page-break/>1522. Diameter of N-Ary Tree</text:p>
            </text:list-item>
            <text:list-item>
              <text:p text:style-name="P14">0337. House Robber III</text:p>
            </text:list-item>
            <text:list-item>
              <text:p text:style-name="P14">1325. Delete Leaves With a Given Value</text:p>
            </text:list-item>
            <text:list-item>
              <text:p text:style-name="P14">0366. Find Leaves of Binary Tree</text:p>
            </text:list-item>
            <text:list-item>
              <text:p text:style-name="P14">0124. Binary Tree Maximum Path Sum</text:p>
            </text:list-item>
            <text:list-item>
              <text:p text:style-name="P14">0968. Binary Tree Cameras</text:p>
            </text:list-item>
            <text:list-item>
              <text:p text:style-name="P14">0886. Possible Bipartition</text:p>
            </text:list-item>
            <text:list-item>
              <text:p text:style-name="P14">0787. Cheapest Flights Within K Stops</text:p>
            </text:list-item>
            <text:list-item>
              <text:p text:style-name="P14">0261. Graph Valid Tree</text:p>
            </text:list-item>
            <text:list-item>
              <text:p text:style-name="P14">0547. Number of Provinces</text:p>
            </text:list-item>
            <text:list-item>
              <text:p text:style-name="P14">0990. Satisfiability of Equality Equations</text:p>
            </text:list-item>
            <text:list-item>
              <text:p text:style-name="P14">1319. Number of Operations to Make Network Connected</text:p>
            </text:list-item>
            <text:list-item>
              <text:p text:style-name="P14">0305. Number of Islands II</text:p>
            </text:list-item>
            <text:list-item>
              <text:p text:style-name="P14">1579. Remove Max Number of Edges to Keep Graph Fully Traversable</text:p>
            </text:list-item>
            <text:list-item>
              <text:p text:style-name="P14">0323. Number of Connected Components in an Undirected Graph</text:p>
            </text:list-item>
            <text:list-item>
              <text:p text:style-name="P14">1101. The Earliest Moment When Everyone Become Friends</text:p>
            </text:list-item>
            <text:list-item>
              <text:p text:style-name="P14">0253. Meeting Rooms II</text:p>
            </text:list-item>
            <text:list-item>
              <text:p text:style-name="P14">0023. Merge k Sorted Lists</text:p>
            </text:list-item>
            <text:list-item>
              <text:p text:style-name="P14">0378. Kth Smallest Element in a Sorted Matrix</text:p>
            </text:list-item>
            <text:list-item>
              <text:p text:style-name="P14">0295. Find Median from Data Stream</text:p>
            </text:list-item>
            <text:list-item>
              <text:p text:style-name="P14">0358. Rearrange String k Distance Apart</text:p>
            </text:list-item>
            <text:list-item>
              <text:p text:style-name="P14">0759. Employee Free Time</text:p>
            </text:list-item>
            <text:list-item>
              <text:p text:style-name="P14">0218. The Skyline Problem</text:p>
            </text:list-item>
            <text:list-item>
              <text:p text:style-name="P14">1756. Design Most Recently Used Queue</text:p>
            </text:list-item>
            <text:list-item>
              <text:p text:style-name="P14">0729. My Calendar I</text:p>
            </text:list-item>
            <text:list-item>
              <text:p text:style-name="P14">1606. Find Servers That Handled Most Number of Requests</text:p>
            </text:list-item>
            <text:list-item>
              <text:p text:style-name="P14">0208. Implement Trie (Prefix Tree)</text:p>
            </text:list-item>
            <text:list-item>
              <text:p text:style-name="P14">0211. Design Add and Search Words Data Structure</text:p>
            </text:list-item>
            <text:list-item>
              <text:p text:style-name="P14">1858. Longest Word With All Prefixes</text:p>
            </text:list-item>
            <text:list-item>
              <text:p text:style-name="P14"><text:soft-page-break/>0212. Word Search II</text:p>
            </text:list-item>
            <text:list-item>
              <text:p text:style-name="P14">0336. Palindrome Pairs</text:p>
            </text:list-item>
            <text:list-item>
              <text:p text:style-name="P14">0642. Design Search Autocomplete System</text:p>
            </text:list-item>
          </text:list>
          <text:h text:style-name="P1" text:outline-level="2">Algorithm</text:h>
          <text:p text:style-name="P9">Algorithm I</text:p>
          <text:list xml:id="list1631403952" text:style-name="L4">
            <text:list-item>
              <text:p text:style-name="P15">0704. Binary Search</text:p>
            </text:list-item>
            <text:list-item>
              <text:p text:style-name="P15">0278. First Bad Version</text:p>
            </text:list-item>
            <text:list-item>
              <text:p text:style-name="P15">0035. Search Insert Position</text:p>
            </text:list-item>
            <text:list-item>
              <text:p text:style-name="P15">0977. Squares of a Sorted Array</text:p>
            </text:list-item>
            <text:list-item>
              <text:p text:style-name="P15">0189. Rotate Array</text:p>
            </text:list-item>
            <text:list-item>
              <text:p text:style-name="P15">0283. Move Zeroes</text:p>
            </text:list-item>
            <text:list-item>
              <text:p text:style-name="P15">0167. Two Sum II - Input Array Is Sorted</text:p>
            </text:list-item>
            <text:list-item>
              <text:p text:style-name="P15">0344. Reverse String</text:p>
            </text:list-item>
            <text:list-item>
              <text:p text:style-name="P15">0557. Reverse Words in a String III</text:p>
            </text:list-item>
            <text:list-item>
              <text:p text:style-name="P15">0876. Middle of the Linked List</text:p>
            </text:list-item>
            <text:list-item>
              <text:p text:style-name="P15">0019. Remove Nth Node From End of List</text:p>
            </text:list-item>
            <text:list-item>
              <text:p text:style-name="P15">0003. Longest Substring Without Repeating Characters</text:p>
            </text:list-item>
            <text:list-item>
              <text:p text:style-name="P15">0567. Permutation in String</text:p>
            </text:list-item>
            <text:list-item>
              <text:p text:style-name="P15">0733. Flood Fill</text:p>
            </text:list-item>
            <text:list-item>
              <text:p text:style-name="P15">0695. Max Area of Island</text:p>
            </text:list-item>
            <text:list-item>
              <text:p text:style-name="P15">0617. Merge Two Binary Trees</text:p>
            </text:list-item>
            <text:list-item>
              <text:p text:style-name="P15">0116. Populating Next Right Pointers in Each Node</text:p>
            </text:list-item>
            <text:list-item>
              <text:p text:style-name="P15">0542. 01 Matrix</text:p>
            </text:list-item>
            <text:list-item>
              <text:p text:style-name="P15">0994. Rotting Oranges</text:p>
            </text:list-item>
            <text:list-item>
              <text:p text:style-name="P15">0021. Merge Two Sorted Lists</text:p>
            </text:list-item>
            <text:list-item>
              <text:p text:style-name="P15">0206. Reverse Linked List</text:p>
            </text:list-item>
            <text:list-item>
              <text:p text:style-name="P15">0077. Combinations</text:p>
            </text:list-item>
            <text:list-item>
              <text:p text:style-name="P15">0046. Permutations</text:p>
            </text:list-item>
            <text:list-item>
              <text:p text:style-name="P15"><text:soft-page-break/>0784. Letter Case Permutation</text:p>
            </text:list-item>
            <text:list-item>
              <text:p text:style-name="P15">0070. Climbing Stairs</text:p>
            </text:list-item>
            <text:list-item>
              <text:p text:style-name="P15">0198. House Robber</text:p>
            </text:list-item>
            <text:list-item>
              <text:p text:style-name="P15">0120. Triangle</text:p>
            </text:list-item>
            <text:list-item>
              <text:p text:style-name="P15">0231. Power of Two</text:p>
            </text:list-item>
            <text:list-item>
              <text:p text:style-name="P15">0191. Number of 1 Bits</text:p>
            </text:list-item>
            <text:list-item>
              <text:p text:style-name="P15">0190. Reverse Bits</text:p>
            </text:list-item>
            <text:list-item>
              <text:p text:style-name="P15">0136. Single Number</text:p>
            </text:list-item>
          </text:list>
          <text:p text:style-name="P9">Algorithm II</text:p>
          <text:list xml:id="list102687513" text:style-name="L5">
            <text:list-item>
              <text:p text:style-name="P16">0034. Find First and Last Position of Element in Sorted Array</text:p>
            </text:list-item>
            <text:list-item>
              <text:p text:style-name="P16">0033. Search in Rotated Sorted Array</text:p>
            </text:list-item>
            <text:list-item>
              <text:p text:style-name="P16">0074. Search a 2D Matrix</text:p>
            </text:list-item>
            <text:list-item>
              <text:p text:style-name="P16">0153. Find Minimum in Rotated Sorted Array</text:p>
            </text:list-item>
            <text:list-item>
              <text:p text:style-name="P16">0162. Find Peak Element</text:p>
            </text:list-item>
            <text:list-item>
              <text:p text:style-name="P16">0082. Remove Duplicates from Sorted List II</text:p>
            </text:list-item>
            <text:list-item>
              <text:p text:style-name="P16">0015. 3Sum</text:p>
            </text:list-item>
            <text:list-item>
              <text:p text:style-name="P16">0844. Backspace String Compare</text:p>
            </text:list-item>
            <text:list-item>
              <text:p text:style-name="P16">0986. Interval List Intersections</text:p>
            </text:list-item>
            <text:list-item>
              <text:p text:style-name="P16">0011. Container With Most Water</text:p>
            </text:list-item>
            <text:list-item>
              <text:p text:style-name="P16">0438. Find All Anagrams in a String</text:p>
            </text:list-item>
            <text:list-item>
              <text:p text:style-name="P16">0713. Subarray Product Less Than K</text:p>
            </text:list-item>
            <text:list-item>
              <text:p text:style-name="P16">0209. Minimum Size Subarray Sum</text:p>
            </text:list-item>
            <text:list-item>
              <text:p text:style-name="P16">0200. Number of Islands</text:p>
            </text:list-item>
            <text:list-item>
              <text:p text:style-name="P16">0547. Number of Provinces</text:p>
            </text:list-item>
            <text:list-item>
              <text:p text:style-name="P16">0117. Populating Next Right Pointers in Each Node II</text:p>
            </text:list-item>
            <text:list-item>
              <text:p text:style-name="P16">0572. Subtree of Another Tree</text:p>
            </text:list-item>
            <text:list-item>
              <text:p text:style-name="P16">1091. Shortest Path in Binary Matrix</text:p>
            </text:list-item>
            <text:list-item>
              <text:p text:style-name="P16">0130. Surrounded Regions</text:p>
            </text:list-item>
            <text:list-item>
              <text:p text:style-name="P16">0797. All Paths From Source to Target</text:p>
            </text:list-item>
            <text:list-item>
              <text:p text:style-name="P16"><text:soft-page-break/>0078. Subsets</text:p>
            </text:list-item>
            <text:list-item>
              <text:p text:style-name="P16">0090. Subsets II</text:p>
            </text:list-item>
            <text:list-item>
              <text:p text:style-name="P16">0047. Permutations II</text:p>
            </text:list-item>
            <text:list-item>
              <text:p text:style-name="P16">0039. Combination Sum</text:p>
            </text:list-item>
            <text:list-item>
              <text:p text:style-name="P16">0040. Combination Sum II</text:p>
            </text:list-item>
            <text:list-item>
              <text:p text:style-name="P16">0017. Letter Combinations of a Phone Number</text:p>
            </text:list-item>
            <text:list-item>
              <text:p text:style-name="P16">0022. Generate Parentheses</text:p>
            </text:list-item>
            <text:list-item>
              <text:p text:style-name="P16">0079. Word Search</text:p>
            </text:list-item>
            <text:list-item>
              <text:p text:style-name="P16">0213. House Robber II</text:p>
            </text:list-item>
            <text:list-item>
              <text:p text:style-name="P16">0055. Jump Game</text:p>
            </text:list-item>
            <text:list-item>
              <text:p text:style-name="P16">0045. Jump Game II</text:p>
            </text:list-item>
            <text:list-item>
              <text:p text:style-name="P16">0062. Unique Paths</text:p>
            </text:list-item>
            <text:list-item>
              <text:p text:style-name="P16">0005. Longest Palindromic Substring</text:p>
            </text:list-item>
            <text:list-item>
              <text:p text:style-name="P16">0413. Arithmetic Slices</text:p>
            </text:list-item>
            <text:list-item>
              <text:p text:style-name="P16">0091. Decode Ways</text:p>
            </text:list-item>
            <text:list-item>
              <text:p text:style-name="P16">0139. Word Break</text:p>
            </text:list-item>
            <text:list-item>
              <text:p text:style-name="P16">0300. Longest Increasing Subsequence</text:p>
            </text:list-item>
            <text:list-item>
              <text:p text:style-name="P16">0673. Number of Longest Increasing Subsequence</text:p>
            </text:list-item>
            <text:list-item>
              <text:p text:style-name="P16">1143. Longest Common Subsequence</text:p>
            </text:list-item>
            <text:list-item>
              <text:p text:style-name="P16">0583. Delete Operation for Two Strings</text:p>
            </text:list-item>
            <text:list-item>
              <text:p text:style-name="P16">0072. Edit Distance</text:p>
            </text:list-item>
            <text:list-item>
              <text:p text:style-name="P16">0322. Coin Change</text:p>
            </text:list-item>
            <text:list-item>
              <text:p text:style-name="P16">0343. Integer Break</text:p>
            </text:list-item>
            <text:list-item>
              <text:p text:style-name="P16">0201. Bitwise AND of Numbers Range</text:p>
            </text:list-item>
            <text:list-item>
              <text:p text:style-name="P16">0384. Shuffle an Array</text:p>
            </text:list-item>
            <text:list-item>
              <text:p text:style-name="P16">0202. Happy Number</text:p>
            </text:list-item>
            <text:list-item>
              <text:p text:style-name="P16">0149. Max Points on a Line</text:p>
            </text:list-item>
          </text:list>
          <text:p text:style-name="P9">Algorithm III</text:p>
          <text:list xml:id="list1660969519" text:style-name="L6">
            <text:list-item>
              <text:p text:style-name="P17">1060. Missing Element in Sorted Array</text:p>
            </text:list-item>
            <text:list-item>
              <text:p text:style-name="P17"><text:soft-page-break/>1901. Find a Peak Element II</text:p>
            </text:list-item>
            <text:list-item>
              <text:p text:style-name="P17">1231. Divide Chocolate</text:p>
            </text:list-item>
            <text:list-item>
              <text:p text:style-name="P17">1182. Shortest Distance to Target Color</text:p>
            </text:list-item>
            <text:list-item>
              <text:p text:style-name="P17">1229. Meeting Scheduler</text:p>
            </text:list-item>
            <text:list-item>
              <text:p text:style-name="P17">0287. Find the Duplicate Number</text:p>
            </text:list-item>
            <text:list-item>
              <text:p text:style-name="P17">0042. Trapping Rain Water</text:p>
            </text:list-item>
            <text:list-item>
              <text:p text:style-name="P17">1868. Product of Two Run-Length Encoded Arrays</text:p>
            </text:list-item>
            <text:list-item>
              <text:p text:style-name="P17">0159. Longest Substring with At Most Two Distinct Characters</text:p>
            </text:list-item>
            <text:list-item>
              <text:p text:style-name="P17">0340. Longest Substring with At Most K Distinct Characters</text:p>
            </text:list-item>
            <text:list-item>
              <text:p text:style-name="P17">1004. Max Consecutive Ones III</text:p>
            </text:list-item>
            <text:list-item>
              <text:p text:style-name="P17">0239. Sliding Window Maximum</text:p>
            </text:list-item>
            <text:list-item>
              <text:p text:style-name="P17">0076. Minimum Window Substring</text:p>
            </text:list-item>
            <text:list-item>
              <text:p text:style-name="P17">0286. Walls and Gates</text:p>
            </text:list-item>
            <text:list-item>
              <text:p text:style-name="P17">0417. Pacific Atlantic Water Flow</text:p>
            </text:list-item>
            <text:list-item>
              <text:p text:style-name="P17">1469. Find All The Lonely Nodes</text:p>
            </text:list-item>
            <text:list-item>
              <text:p text:style-name="P17">0582. Kill Process</text:p>
            </text:list-item>
            <text:list-item>
              <text:p text:style-name="P17">0863. All Nodes Distance K in Binary Tree</text:p>
            </text:list-item>
            <text:list-item>
              <text:p text:style-name="P17">0752. Open the Lock</text:p>
            </text:list-item>
            <text:list-item>
              <text:p text:style-name="P17">1319. Number of Operations to Make Network Connected</text:p>
            </text:list-item>
            <text:list-item>
              <text:p text:style-name="P17">1368. Minimum Cost to Make at Least One Valid Path in a Grid</text:p>
            </text:list-item>
            <text:list-item>
              <text:p text:style-name="P17">1192. Critical Connections in a Network</text:p>
            </text:list-item>
            <text:list-item>
              <text:p text:style-name="P17">0254. Factor Combinations</text:p>
            </text:list-item>
            <text:list-item>
              <text:p text:style-name="P17">0394. Decode String</text:p>
            </text:list-item>
            <text:list-item>
              <text:p text:style-name="P17">0051. N-Queens</text:p>
            </text:list-item>
            <text:list-item>
              <text:p text:style-name="P17">0037. Sudoku Solver</text:p>
            </text:list-item>
            <text:list-item>
              <text:p text:style-name="P17">0010. Regular Expression Matching</text:p>
            </text:list-item>
            <text:list-item>
              <text:p text:style-name="P17">0241. Different Ways to Add Parentheses</text:p>
            </text:list-item>
            <text:list-item>
              <text:p text:style-name="P17">0301. Remove Invalid Parentheses</text:p>
            </text:list-item>
            <text:list-item>
              <text:p text:style-name="P17">0489. Robot Room Cleaner</text:p>
            </text:list-item>
            <text:list-item>
              <text:p text:style-name="P17"><text:soft-page-break/>0053. Maximum Subarray</text:p>
            </text:list-item>
            <text:list-item>
              <text:p text:style-name="P17">0004. Median of Two Sorted Arrays</text:p>
            </text:list-item>
            <text:list-item>
              <text:p text:style-name="P17">0315. Count of Smaller Numbers After Self</text:p>
            </text:list-item>
            <text:list-item>
              <text:p text:style-name="P17">0309. Best Time to Buy and Sell Stock with Cooldown</text:p>
            </text:list-item>
            <text:list-item>
              <text:p text:style-name="P17">0714. Best Time to Buy and Sell Stock with Transaction Fee</text:p>
            </text:list-item>
            <text:list-item>
              <text:p text:style-name="P17">0410. Split Array Largest Sum</text:p>
            </text:list-item>
            <text:list-item>
              <text:p text:style-name="P17">0337. House Robber III</text:p>
            </text:list-item>
            <text:list-item>
              <text:p text:style-name="P17">0221. Maximal Square</text:p>
            </text:list-item>
            <text:list-item>
              <text:p text:style-name="P17">0085. Maximal Rectangle</text:p>
            </text:list-item>
            <text:list-item>
              <text:p text:style-name="P17">0486. Predict the Winner</text:p>
            </text:list-item>
            <text:list-item>
              <text:p text:style-name="P17">0131. Palindrome Partitioning</text:p>
            </text:list-item>
            <text:list-item>
              <text:p text:style-name="P17">0132. Palindrome Partitioning II</text:p>
            </text:list-item>
            <text:list-item>
              <text:p text:style-name="P17">0416. Partition Equal Subset Sum</text:p>
            </text:list-item>
            <text:list-item>
              <text:p text:style-name="P17">0983. Minimum Cost For Tickets</text:p>
            </text:list-item>
            <text:list-item>
              <text:p text:style-name="P17">0123. Best Time to Buy and Sell Stock III</text:p>
            </text:list-item>
            <text:list-item>
              <text:p text:style-name="P17">0174. Dungeon Game</text:p>
            </text:list-item>
            <text:list-item>
              <text:p text:style-name="P17">0207. Course Schedule</text:p>
            </text:list-item>
            <text:list-item>
              <text:p text:style-name="P17">0210. Course Schedule II</text:p>
            </text:list-item>
            <text:list-item>
              <text:p text:style-name="P17">0310. Minimum Height Trees</text:p>
            </text:list-item>
            <text:list-item>
              <text:p text:style-name="P17">0329. Longest Increasing Path in a Matrix</text:p>
            </text:list-item>
            <text:list-item>
              <text:p text:style-name="P17">1136. Parallel Courses</text:p>
            </text:list-item>
            <text:list-item>
              <text:p text:style-name="P17">0269. Alien Dictionary</text:p>
            </text:list-item>
            <text:list-item>
              <text:p text:style-name="P17">0260. Single Number III</text:p>
            </text:list-item>
            <text:list-item>
              <text:p text:style-name="P17">0864. Shortest Path to Get All Keys</text:p>
            </text:list-item>
            <text:list-item>
              <text:p text:style-name="P17">0995. Minimum Number of K Consecutive Bit Flips</text:p>
            </text:list-item>
            <text:list-item>
              <text:p text:style-name="P17">1396. Design Underground System</text:p>
            </text:list-item>
            <text:list-item>
              <text:p text:style-name="P17">0146. LRU Cache</text:p>
            </text:list-item>
            <text:list-item>
              <text:p text:style-name="P17">0981. Time Based Key-Value Store</text:p>
            </text:list-item>
            <text:list-item>
              <text:p text:style-name="P17">0715. Range Module</text:p>
            </text:list-item>
            <text:list-item>
              <text:p text:style-name="P17"><text:soft-page-break/>0460. LFU Cache</text:p>
            </text:list-item>
          </text:list>
          <text:h text:style-name="P1" text:outline-level="2">Graph Theory</text:h>
          <text:p text:style-name="P9">Graph Theory I</text:p>
          <text:list xml:id="list3085872838" text:style-name="L7">
            <text:list-item>
              <text:p text:style-name="P18">0733. Flood Fill</text:p>
            </text:list-item>
            <text:list-item>
              <text:p text:style-name="P18">0200. Number of Islands</text:p>
            </text:list-item>
            <text:list-item>
              <text:p text:style-name="P18">0695. Max Area of Island</text:p>
            </text:list-item>
            <text:list-item>
              <text:p text:style-name="P18">1254. Number of Closed Islands</text:p>
            </text:list-item>
            <text:list-item>
              <text:p text:style-name="P18">1020. Number of Enclaves</text:p>
            </text:list-item>
            <text:list-item>
              <text:p text:style-name="P18">1905. Count Sub Islands</text:p>
            </text:list-item>
            <text:list-item>
              <text:p text:style-name="P18">1162. As Far from Land as Possible</text:p>
            </text:list-item>
            <text:list-item>
              <text:p text:style-name="P18">0417. Pacific Atlantic Water Flow</text:p>
            </text:list-item>
            <text:list-item>
              <text:p text:style-name="P18">1091. Shortest Path in Binary Matrix</text:p>
            </text:list-item>
            <text:list-item>
              <text:p text:style-name="P18">0542. 01 Matrix</text:p>
            </text:list-item>
            <text:list-item>
              <text:p text:style-name="P18">0934. Shortest Bridge</text:p>
            </text:list-item>
            <text:list-item>
              <text:p text:style-name="P18">1926. Nearest Exit from Entrance in Maze</text:p>
            </text:list-item>
            <text:list-item>
              <text:p text:style-name="P18">0797. All Paths From Source to Target</text:p>
            </text:list-item>
            <text:list-item>
              <text:p text:style-name="P18">0841. Keys and Rooms</text:p>
            </text:list-item>
            <text:list-item>
              <text:p text:style-name="P18">0547. Number of Provinces</text:p>
            </text:list-item>
            <text:list-item>
              <text:p text:style-name="P18">1319. Number of Operations to Make Network Connected</text:p>
            </text:list-item>
            <text:list-item>
              <text:p text:style-name="P18">1376. Time Needed to Inform All Employees</text:p>
            </text:list-item>
            <text:list-item>
              <text:p text:style-name="P18">0802. Find Eventual Safe States</text:p>
            </text:list-item>
            <text:list-item>
              <text:p text:style-name="P18">1129. Shortest Path with Alternating Colors</text:p>
            </text:list-item>
            <text:list-item>
              <text:p text:style-name="P18">1466. Reorder Routes to Make All Paths Lead to the City Zero</text:p>
            </text:list-item>
            <text:list-item>
              <text:p text:style-name="P18">0847. Shortest Path Visiting All Nodes</text:p>
            </text:list-item>
            <text:list-item>
              <text:p text:style-name="P18">1306. Jump Game III</text:p>
            </text:list-item>
            <text:list-item>
              <text:p text:style-name="P18">1654. Minimum Jumps to Reach Home</text:p>
            </text:list-item>
            <text:list-item>
              <text:p text:style-name="P18">0365. Water and Jug Problem</text:p>
            </text:list-item>
            <text:list-item>
              <text:p text:style-name="P18">0433. Minimum Genetic Mutation</text:p>
            </text:list-item>
            <text:list-item>
              <text:p text:style-name="P18"><text:soft-page-break/>0752. Open the Lock</text:p>
            </text:list-item>
            <text:list-item>
              <text:p text:style-name="P18">0127. Word Ladder</text:p>
            </text:list-item>
            <text:list-item>
              <text:p text:style-name="P18">0997. Find the Town Judge</text:p>
            </text:list-item>
            <text:list-item>
              <text:p text:style-name="P18">1557. Minimum Number of Vertices to Reach All Nodes</text:p>
            </text:list-item>
            <text:list-item>
              <text:p text:style-name="P18">1615. Maximal Network Rank</text:p>
            </text:list-item>
            <text:list-item>
              <text:p text:style-name="P18">0886. Possible Bipartition</text:p>
            </text:list-item>
            <text:list-item>
              <text:p text:style-name="P18">0785. Is Graph Bipartite?</text:p>
            </text:list-item>
          </text:list>
          <text:p text:style-name="P9">Graph Theory II</text:p>
          <text:list xml:id="list2228036239" text:style-name="L8">
            <text:list-item>
              <text:p text:style-name="P19">0261. Graph Valid Tree</text:p>
            </text:list-item>
            <text:list-item>
              <text:p text:style-name="P19">0684. Redundant Connection</text:p>
            </text:list-item>
            <text:list-item>
              <text:p text:style-name="P19">0685. Redundant Connection II</text:p>
            </text:list-item>
            <text:list-item>
              <text:p text:style-name="P19">1579. Remove Max Number of Edges to Keep Graph Fully Traversable</text:p>
            </text:list-item>
            <text:list-item>
              <text:p text:style-name="P19">1101. The Earliest Moment When Everyone Become Friends</text:p>
            </text:list-item>
            <text:list-item>
              <text:p text:style-name="P19">0990. Satisfiability of Equality Equations</text:p>
            </text:list-item>
            <text:list-item>
              <text:p text:style-name="P19">1061. Lexicographically Smallest Equivalent String</text:p>
            </text:list-item>
            <text:list-item>
              <text:p text:style-name="P19">0737. Sentence Similarity II</text:p>
            </text:list-item>
            <text:list-item>
              <text:p text:style-name="P19">1258. Synonymous Sentences</text:p>
            </text:list-item>
            <text:list-item>
              <text:p text:style-name="P19">1202. Smallest String With Swaps</text:p>
            </text:list-item>
            <text:list-item>
              <text:p text:style-name="P19">0721. Accounts Merge</text:p>
            </text:list-item>
            <text:list-item>
              <text:p text:style-name="P19">0839. Similar String Groups</text:p>
            </text:list-item>
            <text:list-item>
              <text:p text:style-name="P19">0305. Number of Islands II</text:p>
            </text:list-item>
            <text:list-item>
              <text:p text:style-name="P19">0924. Minimize Malware Spread</text:p>
            </text:list-item>
            <text:list-item>
              <text:p text:style-name="P19">0928. Minimize Malware Spread II</text:p>
            </text:list-item>
            <text:list-item>
              <text:p text:style-name="P19">1627. Graph Connectivity With Threshold</text:p>
            </text:list-item>
            <text:list-item>
              <text:p text:style-name="P19">1697. Checking Existence of Edge Length Limited Paths</text:p>
            </text:list-item>
            <text:list-item>
              <text:p text:style-name="P19">0352. Data Stream as Disjoint Intervals</text:p>
            </text:list-item>
            <text:list-item>
              <text:p text:style-name="P19">0207. Course Schedule</text:p>
            </text:list-item>
            <text:list-item>
              <text:p text:style-name="P19">0210. Course Schedule II</text:p>
            </text:list-item>
            <text:list-item>
              <text:p text:style-name="P19">0310. Minimum Height Trees</text:p>
            </text:list-item>
            <text:list-item>
              <text:p text:style-name="P19"><text:soft-page-break/>1136. Parallel Courses</text:p>
            </text:list-item>
            <text:list-item>
              <text:p text:style-name="P19">0269. Alien Dictionary</text:p>
            </text:list-item>
            <text:list-item>
              <text:p text:style-name="P19">1857. Largest Color Value in a Directed Graph</text:p>
            </text:list-item>
            <text:list-item>
              <text:p text:style-name="P19">1591. Strange Printer II</text:p>
            </text:list-item>
            <text:list-item>
              <text:p text:style-name="P19">1203. Sort Items by Groups Respecting Dependencies</text:p>
            </text:list-item>
            <text:list-item>
              <text:p text:style-name="P19">1135. Connecting Cities With Minimum Cost</text:p>
            </text:list-item>
            <text:list-item>
              <text:p text:style-name="P19">1584. Min Cost to Connect All Points</text:p>
            </text:list-item>
            <text:list-item>
              <text:p text:style-name="P19">1168. Optimize Water Distribution in a Village</text:p>
            </text:list-item>
            <text:list-item>
              <text:p text:style-name="P19">0778. Swim in Rising Water</text:p>
            </text:list-item>
            <text:list-item>
              <text:p text:style-name="P19">1489. Find Critical and Pseudo-Critical Edges in Minimum Spanning Tree</text:p>
            </text:list-item>
            <text:list-item>
              <text:p text:style-name="P19">0787. Cheapest Flights Within K Stops</text:p>
            </text:list-item>
            <text:list-item>
              <text:p text:style-name="P19">1631. Path With Minimum Effort</text:p>
            </text:list-item>
            <text:list-item>
              <text:p text:style-name="P19">1514. Path with Maximum Probability</text:p>
            </text:list-item>
            <text:list-item>
              <text:p text:style-name="P19">1928. Minimum Cost to Reach Destination in Time</text:p>
            </text:list-item>
            <text:list-item>
              <text:p text:style-name="P19">1368. Minimum Cost to Make at Least One Valid Path in a Grid</text:p>
            </text:list-item>
            <text:list-item>
              <text:p text:style-name="P19">0743. Network Delay Time</text:p>
            </text:list-item>
            <text:list-item>
              <text:p text:style-name="P19">0505. The Maze II</text:p>
            </text:list-item>
            <text:list-item>
              <text:p text:style-name="P19">0499. The Maze III</text:p>
            </text:list-item>
            <text:list-item>
              <text:p text:style-name="P19">1334. Find the City With the Smallest Number of Neighbors at a Threshold Distance</text:p>
            </text:list-item>
            <text:list-item>
              <text:p text:style-name="P19">1462. Course Schedule IV</text:p>
            </text:list-item>
            <text:list-item>
              <text:p text:style-name="P19">1786. Number of Restricted Paths From First to Last Node</text:p>
            </text:list-item>
            <text:list-item>
              <text:p text:style-name="P19">0323. Number of Connected Components in an Undirected Graph</text:p>
            </text:list-item>
            <text:list-item>
              <text:p text:style-name="P19">0490. The Maze</text:p>
            </text:list-item>
            <text:list-item>
              <text:p text:style-name="P19">0317. Shortest Distance from All Buildings</text:p>
            </text:list-item>
            <text:list-item>
              <text:p text:style-name="P19">1263. Minimum Moves to Move a Box to Their Target Location</text:p>
            </text:list-item>
            <text:list-item>
              <text:p text:style-name="P19">1345. Jump Game IV</text:p>
            </text:list-item>
            <text:list-item>
              <text:p text:style-name="P19">0864. Shortest Path to Get All Keys</text:p>
            </text:list-item>
            <text:list-item>
              <text:p text:style-name="P19">0913. Cat and Mouse</text:p>
            </text:list-item>
            <text:list-item>
              <text:p text:style-name="P19">0694. Number of Distinct Islands</text:p>
            </text:list-item>
            <text:list-item>
              <text:p text:style-name="P19"><text:soft-page-break/>0834. Sum of Distances in Tree</text:p>
            </text:list-item>
            <text:list-item>
              <text:p text:style-name="P19">1494. Parallel Courses II</text:p>
            </text:list-item>
            <text:list-item>
              <text:p text:style-name="P19">1192. Critical Connections in a Network</text:p>
            </text:list-item>
          </text:list>
          <text:h text:style-name="P1" text:outline-level="2">Dynamic Programming</text:h>
          <text:p text:style-name="P9">Dynamic Programming I</text:p>
          <text:list xml:id="list81660368" text:style-name="L9">
            <text:list-item>
              <text:p text:style-name="P20">0509. Fibonacci Number</text:p>
            </text:list-item>
            <text:list-item>
              <text:p text:style-name="P20">1137. N-th Tribonacci Number</text:p>
            </text:list-item>
            <text:list-item>
              <text:p text:style-name="P20">0070. Climbing Stairs</text:p>
            </text:list-item>
            <text:list-item>
              <text:p text:style-name="P20">0746. Min Cost Climbing Stairs</text:p>
            </text:list-item>
            <text:list-item>
              <text:p text:style-name="P20">0198. House Robber</text:p>
            </text:list-item>
            <text:list-item>
              <text:p text:style-name="P20">0213. House Robber II</text:p>
            </text:list-item>
            <text:list-item>
              <text:p text:style-name="P20">0740. Delete and Earn</text:p>
            </text:list-item>
            <text:list-item>
              <text:p text:style-name="P20">0055. Jump Game</text:p>
            </text:list-item>
            <text:list-item>
              <text:p text:style-name="P20">0045. Jump Game II</text:p>
            </text:list-item>
            <text:list-item>
              <text:p text:style-name="P20">0053. Maximum Subarray</text:p>
            </text:list-item>
            <text:list-item>
              <text:p text:style-name="P20">0918. Maximum Sum Circular Subarray</text:p>
            </text:list-item>
            <text:list-item>
              <text:p text:style-name="P20">0152. Maximum Product Subarray</text:p>
            </text:list-item>
            <text:list-item>
              <text:p text:style-name="P20">1567. Maximum Length of Subarray With Positive Product</text:p>
            </text:list-item>
            <text:list-item>
              <text:p text:style-name="P20">1014. Best Sightseeing Pair</text:p>
            </text:list-item>
            <text:list-item>
              <text:p text:style-name="P20">0121. Best Time to Buy and Sell Stock</text:p>
            </text:list-item>
            <text:list-item>
              <text:p text:style-name="P20">0122. Best Time to Buy and Sell Stock II</text:p>
            </text:list-item>
            <text:list-item>
              <text:p text:style-name="P20">0309. Best Time to Buy and Sell Stock with Cooldown</text:p>
            </text:list-item>
            <text:list-item>
              <text:p text:style-name="P20">0714. Best Time to Buy and Sell Stock with Transaction Fee</text:p>
            </text:list-item>
            <text:list-item>
              <text:p text:style-name="P20">0139. Word Break</text:p>
            </text:list-item>
            <text:list-item>
              <text:p text:style-name="P20">0042. Trapping Rain Water</text:p>
            </text:list-item>
            <text:list-item>
              <text:p text:style-name="P20">0413. Arithmetic Slices</text:p>
            </text:list-item>
            <text:list-item>
              <text:p text:style-name="P20">0091. Decode Ways</text:p>
            </text:list-item>
            <text:list-item>
              <text:p text:style-name="P20">0264. Ugly Number II</text:p>
            </text:list-item>
            <text:list-item>
              <text:p text:style-name="P20"><text:soft-page-break/>0096. Unique Binary Search Trees</text:p>
            </text:list-item>
            <text:list-item>
              <text:p text:style-name="P20">0118. Pascal's Triangle</text:p>
            </text:list-item>
            <text:list-item>
              <text:p text:style-name="P20">0119. Pascal's Triangle II</text:p>
            </text:list-item>
            <text:list-item>
              <text:p text:style-name="P20">0931. Minimum Falling Path Sum</text:p>
            </text:list-item>
            <text:list-item>
              <text:p text:style-name="P20">0120. Triangle</text:p>
            </text:list-item>
            <text:list-item>
              <text:p text:style-name="P20">1314. Matrix Block Sum</text:p>
            </text:list-item>
            <text:list-item>
              <text:p text:style-name="P20">0304. Range Sum Query 2D - Immutable</text:p>
            </text:list-item>
            <text:list-item>
              <text:p text:style-name="P20">0062. Unique Paths</text:p>
            </text:list-item>
            <text:list-item>
              <text:p text:style-name="P20">0063. Unique Paths II</text:p>
            </text:list-item>
            <text:list-item>
              <text:p text:style-name="P20">0064. Minimum Path Sum</text:p>
            </text:list-item>
            <text:list-item>
              <text:p text:style-name="P20">0221. Maximal Square</text:p>
            </text:list-item>
            <text:list-item>
              <text:p text:style-name="P20">0005. Longest Palindromic Substring</text:p>
            </text:list-item>
            <text:list-item>
              <text:p text:style-name="P20">0516. Longest Palindromic Subsequence</text:p>
            </text:list-item>
            <text:list-item>
              <text:p text:style-name="P20">0300. Longest Increasing Subsequence</text:p>
            </text:list-item>
            <text:list-item>
              <text:p text:style-name="P20">0376. Wiggle Subsequence</text:p>
            </text:list-item>
            <text:list-item>
              <text:p text:style-name="P20">0392. Is Subsequence</text:p>
            </text:list-item>
            <text:list-item>
              <text:p text:style-name="P20">1143. Longest Common Subsequence</text:p>
            </text:list-item>
            <text:list-item>
              <text:p text:style-name="P20">0072. Edit Distance</text:p>
            </text:list-item>
            <text:list-item>
              <text:p text:style-name="P20">0322. Coin Change</text:p>
            </text:list-item>
            <text:list-item>
              <text:p text:style-name="P20">0518. Coin Change 2</text:p>
            </text:list-item>
            <text:list-item>
              <text:p text:style-name="P20">0377. Combination Sum IV</text:p>
            </text:list-item>
            <text:list-item>
              <text:p text:style-name="P20">0343. Integer Break</text:p>
            </text:list-item>
            <text:list-item>
              <text:p text:style-name="P20">0279. Perfect Squares</text:p>
            </text:list-item>
          </text:list>
          <text:p text:style-name="P9">Dynamic Programming II</text:p>
          <text:list xml:id="list601728882" text:style-name="L10">
            <text:list-item>
              <text:p text:style-name="P21">0509. Fibonacci Number</text:p>
            </text:list-item>
            <text:list-item>
              <text:p text:style-name="P21">0070. Climbing Stairs</text:p>
            </text:list-item>
            <text:list-item>
              <text:p text:style-name="P21">0746. Min Cost Climbing Stairs</text:p>
            </text:list-item>
            <text:list-item>
              <text:p text:style-name="P21">0053. Maximum Subarray</text:p>
            </text:list-item>
            <text:list-item>
              <text:p text:style-name="P21">0198. House Robber</text:p>
            </text:list-item>
            <text:list-item>
              <text:p text:style-name="P21"><text:soft-page-break/>0213. House Robber II</text:p>
            </text:list-item>
            <text:list-item>
              <text:p text:style-name="P21">0256. Paint House</text:p>
            </text:list-item>
            <text:list-item>
              <text:p text:style-name="P21">0265. Paint House II</text:p>
            </text:list-item>
            <text:list-item>
              <text:p text:style-name="P21">0121. Best Time to Buy and Sell Stock</text:p>
            </text:list-item>
            <text:list-item>
              <text:p text:style-name="P21">0714. Best Time to Buy and Sell Stock with Transaction Fee</text:p>
            </text:list-item>
            <text:list-item>
              <text:p text:style-name="P21">0309. Best Time to Buy and Sell Stock with Cooldown</text:p>
            </text:list-item>
            <text:list-item>
              <text:p text:style-name="P21">0152. Maximum Product Subarray</text:p>
            </text:list-item>
            <text:list-item>
              <text:p text:style-name="P21">0487. Max Consecutive Ones II</text:p>
            </text:list-item>
            <text:list-item>
              <text:p text:style-name="P21">0376. Wiggle Subsequence</text:p>
            </text:list-item>
            <text:list-item>
              <text:p text:style-name="P21">1746. Maximum Subarray Sum After One Operation</text:p>
            </text:list-item>
            <text:list-item>
              <text:p text:style-name="P21">1230. Toss Strange Coins</text:p>
            </text:list-item>
            <text:list-item>
              <text:p text:style-name="P21">1143. Longest Common Subsequence</text:p>
            </text:list-item>
            <text:list-item>
              <text:p text:style-name="P21">1035. Uncrossed Lines</text:p>
            </text:list-item>
            <text:list-item>
              <text:p text:style-name="P21">0712. Minimum ASCII Delete Sum for Two Strings</text:p>
            </text:list-item>
            <text:list-item>
              <text:p text:style-name="P21">0300. Longest Increasing Subsequence</text:p>
            </text:list-item>
            <text:list-item>
              <text:p text:style-name="P21">0673. Number of Longest Increasing Subsequence</text:p>
            </text:list-item>
            <text:list-item>
              <text:p text:style-name="P21">1048. Longest String Chain</text:p>
            </text:list-item>
            <text:list-item>
              <text:p text:style-name="P21">0646. Maximum Length of Pair Chain</text:p>
            </text:list-item>
            <text:list-item>
              <text:p text:style-name="P21">0368. Largest Divisible Subset</text:p>
            </text:list-item>
            <text:list-item>
              <text:p text:style-name="P21">0647. Palindromic Substrings</text:p>
            </text:list-item>
            <text:list-item>
              <text:p text:style-name="P21">0005. Longest Palindromic Substring</text:p>
            </text:list-item>
            <text:list-item>
              <text:p text:style-name="P21">1055. Shortest Way to Form String</text:p>
            </text:list-item>
            <text:list-item>
              <text:p text:style-name="P21">0516. Longest Palindromic Subsequence</text:p>
            </text:list-item>
            <text:list-item>
              <text:p text:style-name="P21">0064. Minimum Path Sum</text:p>
            </text:list-item>
            <text:list-item>
              <text:p text:style-name="P21">0562. Longest Line of Consecutive One in Matrix</text:p>
            </text:list-item>
            <text:list-item>
              <text:p text:style-name="P21">1182. Shortest Distance to Target Color</text:p>
            </text:list-item>
            <text:list-item>
              <text:p text:style-name="P21">0343. Integer Break</text:p>
            </text:list-item>
            <text:list-item>
              <text:p text:style-name="P21">0238. Product of Array Except Self</text:p>
            </text:list-item>
            <text:list-item>
              <text:p text:style-name="P21">0139. Word Break</text:p>
            </text:list-item>
            <text:list-item>
              <text:p text:style-name="P21"><text:soft-page-break/>0254. Factor Combinations</text:p>
            </text:list-item>
            <text:list-item>
              <text:p text:style-name="P21">0329. Longest Increasing Path in a Matrix</text:p>
            </text:list-item>
            <text:list-item>
              <text:p text:style-name="P21">0062. Unique Paths</text:p>
            </text:list-item>
            <text:list-item>
              <text:p text:style-name="P21">0063. Unique Paths II</text:p>
            </text:list-item>
            <text:list-item>
              <text:p text:style-name="P21">0576. Out of Boundary Paths</text:p>
            </text:list-item>
            <text:list-item>
              <text:p text:style-name="P21">0650. 2 Keys Keyboard</text:p>
            </text:list-item>
            <text:list-item>
              <text:p text:style-name="P21">0361. Bomb Enemy</text:p>
            </text:list-item>
            <text:list-item>
              <text:p text:style-name="P21">0096. Unique Binary Search Trees</text:p>
            </text:list-item>
            <text:list-item>
              <text:p text:style-name="P21">1130. Minimum Cost Tree From Leaf Values</text:p>
            </text:list-item>
            <text:list-item>
              <text:p text:style-name="P21">0322. Coin Change</text:p>
            </text:list-item>
            <text:list-item>
              <text:p text:style-name="P21">0518. Coin Change 2</text:p>
            </text:list-item>
            <text:list-item>
              <text:p text:style-name="P21">0039. Combination Sum</text:p>
            </text:list-item>
            <text:list-item>
              <text:p text:style-name="P21">0279. Perfect Squares</text:p>
            </text:list-item>
            <text:list-item>
              <text:p text:style-name="P21">0416. Partition Equal Subset Sum</text:p>
            </text:list-item>
            <text:list-item>
              <text:p text:style-name="P21">0494. Target Sum</text:p>
            </text:list-item>
          </text:list>
          <text:p text:style-name="P9">Dynamic Programming III</text:p>
          <text:list xml:id="list631786541" text:style-name="L11">
            <text:list-item>
              <text:p text:style-name="P22">1884. Egg Drop With 2 Eggs and N Floors</text:p>
            </text:list-item>
            <text:list-item>
              <text:p text:style-name="P22">0887. Super Egg Drop</text:p>
            </text:list-item>
            <text:list-item>
              <text:p text:style-name="P22">0123. Best Time to Buy and Sell Stock III</text:p>
            </text:list-item>
            <text:list-item>
              <text:p text:style-name="P22">0188. Best Time to Buy and Sell Stock IV</text:p>
            </text:list-item>
            <text:list-item>
              <text:p text:style-name="P22">1751. Maximum Number of Events That Can Be Attended II</text:p>
            </text:list-item>
            <text:list-item>
              <text:p text:style-name="P22">1235. Maximum Profit in Job Scheduling</text:p>
            </text:list-item>
            <text:list-item>
              <text:p text:style-name="P22">1259. Handshakes That Don't Cross</text:p>
            </text:list-item>
            <text:list-item>
              <text:p text:style-name="P22">1478. Allocate Mailboxes</text:p>
            </text:list-item>
            <text:list-item>
              <text:p text:style-name="P22">0115. Distinct Subsequences</text:p>
            </text:list-item>
            <text:list-item>
              <text:p text:style-name="P22">0435. Non-overlapping Intervals</text:p>
            </text:list-item>
            <text:list-item>
              <text:p text:style-name="P22">0452. Minimum Number of Arrows to Burst Balloons</text:p>
            </text:list-item>
            <text:list-item>
              <text:p text:style-name="P22">0072. Edit Distance</text:p>
            </text:list-item>
            <text:list-item>
              <text:p text:style-name="P22">1682. Longest Palindromic Subsequence II</text:p>
            </text:list-item>
            <text:list-item>
              <text:p text:style-name="P22"><text:soft-page-break/>1062. Longest Repeating Substring</text:p>
            </text:list-item>
            <text:list-item>
              <text:p text:style-name="P22">1092. Shortest Common Supersequence</text:p>
            </text:list-item>
            <text:list-item>
              <text:p text:style-name="P22">0010. Regular Expression Matching</text:p>
            </text:list-item>
            <text:list-item>
              <text:p text:style-name="P22">1216. Valid Palindrome III</text:p>
            </text:list-item>
            <text:list-item>
              <text:p text:style-name="P22">0727. Minimum Window Subsequence</text:p>
            </text:list-item>
            <text:list-item>
              <text:p text:style-name="P22">0741. Cherry Pickup</text:p>
            </text:list-item>
            <text:list-item>
              <text:p text:style-name="P22">1463. Cherry Pickup II</text:p>
            </text:list-item>
            <text:list-item>
              <text:p text:style-name="P22">0140. Word Break II</text:p>
            </text:list-item>
            <text:list-item>
              <text:p text:style-name="P22">0351. Android Unlock Patterns</text:p>
            </text:list-item>
            <text:list-item>
              <text:p text:style-name="P22">0688. Knight Probability in Chessboard</text:p>
            </text:list-item>
            <text:list-item>
              <text:p text:style-name="P22">0750. Number Of Corner Rectangles</text:p>
            </text:list-item>
            <text:list-item>
              <text:p text:style-name="P22">0651. 4 Keys Keyboard</text:p>
            </text:list-item>
            <text:list-item>
              <text:p text:style-name="P22">0634. Find the Derangement of An Array</text:p>
            </text:list-item>
            <text:list-item>
              <text:p text:style-name="P22">1692. Count Ways to Distribute Candies</text:p>
            </text:list-item>
            <text:list-item>
              <text:p text:style-name="P22">0418. Sentence Screen Fitting</text:p>
            </text:list-item>
            <text:list-item>
              <text:p text:style-name="P22">0312. Burst Balloons</text:p>
            </text:list-item>
            <text:list-item>
              <text:p text:style-name="P22">1246. Palindrome Removal</text:p>
            </text:list-item>
            <text:list-item>
              <text:p text:style-name="P22">0040. Combination Sum II</text:p>
            </text:list-item>
            <text:list-item>
              <text:p text:style-name="P22">0983. Minimum Cost For Tickets</text:p>
            </text:list-item>
            <text:list-item>
              <text:p text:style-name="P22">1049. Last Stone Weight II</text:p>
            </text:list-item>
            <text:list-item>
              <text:p text:style-name="P22">0879. Profitable Schemes</text:p>
            </text:list-item>
            <text:list-item>
              <text:p text:style-name="P22">0486. Predict the Winner</text:p>
            </text:list-item>
            <text:list-item>
              <text:p text:style-name="P22">1406. Stone Game III</text:p>
            </text:list-item>
            <text:list-item>
              <text:p text:style-name="P22">1510. Stone Game IV</text:p>
            </text:list-item>
            <text:list-item>
              <text:p text:style-name="P22">0464. Can I Win</text:p>
            </text:list-item>
            <text:list-item>
              <text:p text:style-name="P22">1140. Stone Game II</text:p>
            </text:list-item>
            <text:list-item>
              <text:p text:style-name="P22">0698. Partition to K Equal Sum Subsets</text:p>
            </text:list-item>
            <text:list-item>
              <text:p text:style-name="P22">1066. Campus Bikes II</text:p>
            </text:list-item>
            <text:list-item>
              <text:p text:style-name="P22">1434. Number of Ways to Wear Different Hats to Each Other</text:p>
            </text:list-item>
            <text:list-item>
              <text:p text:style-name="P22"><text:soft-page-break/>0902. Numbers At Most N Given Digit Set</text:p>
            </text:list-item>
            <text:list-item>
              <text:p text:style-name="P22">0600. Non-negative Integers without Consecutive Ones</text:p>
            </text:list-item>
            <text:list-item>
              <text:p text:style-name="P22">1067. Digit Count in Range</text:p>
            </text:list-item>
            <text:list-item>
              <text:p text:style-name="P22">0298. Binary Tree Longest Consecutive Sequence</text:p>
            </text:list-item>
            <text:list-item>
              <text:p text:style-name="P22">0549. Binary Tree Longest Consecutive Sequence II</text:p>
            </text:list-item>
            <text:list-item>
              <text:p text:style-name="P22">0333. Largest BST Subtree</text:p>
            </text:list-item>
            <text:list-item>
              <text:p text:style-name="P22">1273. Delete Tree Nodes</text:p>
            </text:list-item>
            <text:list-item>
              <text:p text:style-name="P22">0568. Maximum Vacation Days</text:p>
            </text:list-item>
          </text:list>
          <text:p text:style-name="P9">Dynamic Programming IV</text:p>
          <text:list xml:id="list3404157312" text:style-name="L12">
            <text:list-item>
              <text:p text:style-name="P23">0123. Best Time to Buy and Sell Stock III</text:p>
            </text:list-item>
            <text:list-item>
              <text:p text:style-name="P23">0188. Best Time to Buy and Sell Stock IV</text:p>
            </text:list-item>
            <text:list-item>
              <text:p text:style-name="P23">1751. Maximum Number of Events That Can Be Attended II</text:p>
            </text:list-item>
            <text:list-item>
              <text:p text:style-name="P23">1235. Maximum Profit in Job Scheduling</text:p>
            </text:list-item>
            <text:list-item>
              <text:p text:style-name="P23">1259. Handshakes That Don't Cross</text:p>
            </text:list-item>
            <text:list-item>
              <text:p text:style-name="P23">1478. Allocate Mailboxes</text:p>
            </text:list-item>
            <text:list-item>
              <text:p text:style-name="P23">0032. Longest Valid Parentheses</text:p>
            </text:list-item>
            <text:list-item>
              <text:p text:style-name="P23">1105. Filling Bookcase Shelves</text:p>
            </text:list-item>
            <text:list-item>
              <text:p text:style-name="P23">1277. Count Square Submatrices with All Ones</text:p>
            </text:list-item>
            <text:list-item>
              <text:p text:style-name="P23">0361. Bomb Enemy</text:p>
            </text:list-item>
            <text:list-item>
              <text:p text:style-name="P23">1155. Number of Dice Rolls With Target Sum</text:p>
            </text:list-item>
            <text:list-item>
              <text:p text:style-name="P23">1269. Number of Ways to Stay in the Same Place After Some Steps</text:p>
            </text:list-item>
            <text:list-item>
              <text:p text:style-name="P23">1575. Count All Possible Routes</text:p>
            </text:list-item>
            <text:list-item>
              <text:p text:style-name="P23">1639. Number of Ways to Form a Target String Given a Dictionary</text:p>
            </text:list-item>
            <text:list-item>
              <text:p text:style-name="P23">0940. Distinct Subsequences II</text:p>
            </text:list-item>
            <text:list-item>
              <text:p text:style-name="P23">1866. Number of Ways to Rearrange Sticks With K Sticks Visible</text:p>
            </text:list-item>
            <text:list-item>
              <text:p text:style-name="P23">1420. Build Array Where You Can Find The Maximum Exactly K Comparisons</text:p>
            </text:list-item>
            <text:list-item>
              <text:p text:style-name="P23">0688. Knight Probability in Chessboard</text:p>
            </text:list-item>
            <text:list-item>
              <text:p text:style-name="P23">0837. New 21 Game</text:p>
            </text:list-item>
            <text:list-item>
              <text:p text:style-name="P23">1547. Minimum Cost to Cut a Stick</text:p>
            </text:list-item>
            <text:list-item>
              <text:p text:style-name="P23"><text:soft-page-break/>1312. Minimum Insertion Steps to Make a String Palindrome</text:p>
            </text:list-item>
            <text:list-item>
              <text:p text:style-name="P23">1278. Palindrome Partitioning III</text:p>
            </text:list-item>
            <text:list-item>
              <text:p text:style-name="P23">1000. Minimum Cost to Merge Stones</text:p>
            </text:list-item>
            <text:list-item>
              <text:p text:style-name="P23">0664. Strange Printer</text:p>
            </text:list-item>
            <text:list-item>
              <text:p text:style-name="P23">0546. Remove Boxes</text:p>
            </text:list-item>
            <text:list-item>
              <text:p text:style-name="P23">0294. Flip Game II</text:p>
            </text:list-item>
            <text:list-item>
              <text:p text:style-name="P23">1406. Stone Game III</text:p>
            </text:list-item>
            <text:list-item>
              <text:p text:style-name="P23">1510. Stone Game IV</text:p>
            </text:list-item>
            <text:list-item>
              <text:p text:style-name="P23">1140. Stone Game II</text:p>
            </text:list-item>
            <text:list-item>
              <text:p text:style-name="P23">0526. Beautiful Arrangement</text:p>
            </text:list-item>
            <text:list-item>
              <text:p text:style-name="P23">1879. Minimum XOR Sum of Two Arrays</text:p>
            </text:list-item>
            <text:list-item>
              <text:p text:style-name="P23">0980. Unique Paths III</text:p>
            </text:list-item>
            <text:list-item>
              <text:p text:style-name="P23">0847. Shortest Path Visiting All Nodes</text:p>
            </text:list-item>
            <text:list-item>
              <text:p text:style-name="P23">1125. Smallest Sufficient Team</text:p>
            </text:list-item>
            <text:list-item>
              <text:p text:style-name="P23">0691. Stickers to Spell Word</text:p>
            </text:list-item>
            <text:list-item>
              <text:p text:style-name="P23">1655. Distribute Repeating Integers</text:p>
            </text:list-item>
            <text:list-item>
              <text:p text:style-name="P23">1349. Maximum Students Taking Exam</text:p>
            </text:list-item>
            <text:list-item>
              <text:p text:style-name="P23">1434. Number of Ways to Wear Different Hats to Each Other</text:p>
            </text:list-item>
            <text:list-item>
              <text:p text:style-name="P23">1799. Maximize Score After N Operations</text:p>
            </text:list-item>
            <text:list-item>
              <text:p text:style-name="P23">1815. Maximum Number of Groups Getting Fresh Donuts</text:p>
            </text:list-item>
            <text:list-item>
              <text:p text:style-name="P23">1012. Numbers With Repeated Digits</text:p>
            </text:list-item>
            <text:list-item>
              <text:p text:style-name="P23">1067. Digit Count in Range</text:p>
            </text:list-item>
            <text:list-item>
              <text:p text:style-name="P23">0865. Smallest Subtree with all the Deepest Nodes</text:p>
            </text:list-item>
            <text:list-item>
              <text:p text:style-name="P23">1372. Longest ZigZag Path in a Binary Tree</text:p>
            </text:list-item>
            <text:list-item>
              <text:p text:style-name="P23">0894. All Possible Full Binary Trees</text:p>
            </text:list-item>
            <text:list-item>
              <text:p text:style-name="P23">0337. House Robber III</text:p>
            </text:list-item>
            <text:list-item>
              <text:p text:style-name="P23">0124. Binary Tree Maximum Path Sum</text:p>
            </text:list-item>
            <text:list-item>
              <text:p text:style-name="P23">1130. Minimum Cost Tree From Leaf Values</text:p>
            </text:list-item>
            <text:list-item>
              <text:p text:style-name="P23">0968. Binary Tree Cameras</text:p>
            </text:list-item>
            <text:list-item>
              <text:p text:style-name="P23"><text:soft-page-break/>1483. Kth Ancestor of a Tree Node</text:p>
            </text:list-item>
            <text:list-item>
              <text:p text:style-name="P23">1425. Constrained Subsequence Sum</text:p>
            </text:list-item>
            <text:list-item>
              <text:p text:style-name="P23">0446. Arithmetic Slices II - Subsequence</text:p>
            </text:list-item>
            <text:list-item>
              <text:p text:style-name="P23">0975. Odd Even Jump</text:p>
            </text:list-item>
            <text:list-item>
              <text:p text:style-name="P23">1687. Delivering Boxes from Storage to Ports</text:p>
            </text:list-item>
            <text:list-item>
              <text:p text:style-name="P23">1055. Shortest Way to Form String</text:p>
            </text:list-item>
            <text:list-item>
              <text:p text:style-name="P23">0174. Dungeon Game</text:p>
            </text:list-item>
            <text:list-item>
              <text:p text:style-name="P23">0514. Freedom Trail</text:p>
            </text:list-item>
            <text:list-item>
              <text:p text:style-name="P23">1473. Paint House III</text:p>
            </text:list-item>
            <text:list-item>
              <text:p text:style-name="P23">0471. Encode String with Shortest Length</text:p>
            </text:list-item>
            <text:list-item>
              <text:p text:style-name="P23">1240. Tiling a Rectangle with the Fewest Squares</text:p>
            </text:list-item>
          </text:list>
          <text:h text:style-name="P2" text:outline-level="2"/>
        </text:section>
      </text:section>
      <text:p text:style-name="P6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03T07:48:47.178804411</meta:creation-date>
    <dc:date>2025-07-03T07:51:34.116901015</dc:date>
    <meta:editing-duration>PT2M47S</meta:editing-duration>
    <meta:editing-cycles>1</meta:editing-cycles>
    <meta:document-statistic meta:table-count="0" meta:image-count="0" meta:object-count="0" meta:page-count="21" meta:paragraph-count="587" meta:word-count="3493" meta:character-count="18308" meta:non-whitespace-character-count="15973"/>
    <meta:generator>LibreOffice/6.4.7.2$Linux_X86_64 LibreOffice_project/40$Build-2</meta:generator>
  </office:meta>
</office:document-meta>
</file>